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374.4pt"/>
    </style:style>
    <style:style style:name="co4" style:family="table-column">
      <style:table-column-properties fo:break-before="auto" style:column-width="39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62.39pt"/>
    </style:style>
    <style:style style:name="co7" style:family="table-column">
      <style:table-column-properties fo:break-before="auto" style:column-width="22.34pt"/>
    </style:style>
    <style:style style:name="co8" style:family="table-column">
      <style:table-column-properties fo:break-before="auto" style:column-width="563.5pt"/>
    </style:style>
    <style:style style:name="ro1" style:family="table-row">
      <style:table-row-properties style:row-height="332.19pt" fo:break-before="auto" style:use-optimal-row-height="false"/>
    </style:style>
    <style:style style:name="ro2" style:family="table-row">
      <style:table-row-properties style:row-height="59.19pt" fo:break-before="auto" style:use-optimal-row-height="false"/>
    </style:style>
    <style:style style:name="ro3" style:family="table-row">
      <style:table-row-properties style:row-height="23.19pt" fo:break-before="auto" style:use-optimal-row-height="fals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93.95pt" fo:break-before="auto" style:use-optimal-row-height="false"/>
    </style:style>
    <style:style style:name="ro7" style:family="table-row">
      <style:table-row-properties style:row-height="22.45pt" fo:break-before="auto" style:use-optimal-row-height="false"/>
    </style:style>
    <style:style style:name="ro8" style:family="table-row">
      <style:table-row-properties style:row-height="77.95pt" fo:break-before="auto" style:use-optimal-row-height="false"/>
    </style:style>
    <style:style style:name="ro9" style:family="table-row">
      <style:table-row-properties style:row-height="44.96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311.95pt" fo:break-before="auto" style:use-optimal-row-height="true"/>
    </style:style>
    <style:style style:name="ro12" style:family="table-row">
      <style:table-row-properties style:row-height="365.95pt" fo:break-before="auto" style:use-optimal-row-height="true"/>
    </style:style>
    <style:style style:name="ro13" style:family="table-row">
      <style:table-row-properties style:row-height="55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 10 Pitch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font-name="Courier 10 Pitch" style:font-name-asian="Noto Sans CJK SC Regular" style:font-name-complex="FreeSans"/>
    </style:style>
    <style:style style:name="T2" style:family="text">
      <style:text-properties style:font-name-asian="Noto Sans CJK SC Regular" style:font-name-complex="FreeSans" style:font-size-asian="10.5pt" style:font-size-complex="10.5pt"/>
    </style:style>
    <style:style style:name="T3" style:family="text">
      <style:text-properties style:font-size-asian="10.5pt" style:font-size-complex="10.5pt" style:font-name="Courier 10 Pitch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1006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 vs. z, x vx.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6" table:default-cell-style-name="ce2"/>
        <table:table-column table:style-name="co4" table:number-columns-repeated="5" table:default-cell-style-name="ce2"/>
        <table:table-column table:style-name="co5" table:number-columns-repeated="1006" table:default-cell-style-name="ce2"/>
        <table:table-row table:style-name="ro6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1">               X               |               Y               |               Z               |               W</text:span></text:p>
            <text:p><text:span text:style-name="T1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7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8">
          <table:table-cell office:value-type="string" calcext:value-type="string" table:number-columns-spanned="7" table:number-rows-spanned="1">
            <text:p>x with staleness</text:p>
            <text:p>x vs. y</text:p>
            <text:p><text:span text:style-name="T1">x clean</text:span></text:p>
            <text:p><text:span text:style-name="T1">x,000021[z].n=a &lt; Y.z = a+1</text:span></text:p>
            <text:p><text:span text:style-name="T1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number-columns-repeated="1017"/>
        </table:table-row>
        <table:table-row table:style-name="ro7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7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7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9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7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1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Y+W, X vs Y, X vs Z, Y vs Z" table:style-name="ta1">
        <table:table-column table:style-name="co7" table:number-columns-repeated="8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5" table:default-cell-style-name="Default"/>
        <table:table-column table:style-name="co8" table:default-cell-style-name="Default"/>
        <table:table-row table:style-name="ro11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style-name="ce2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2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table:style-name="ce2"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2"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12">
          <table:table-cell table:style-name="ce5" office:value-type="string" calcext:value-type="string" table:number-columns-spanned="13" table:number-rows-spanned="1">
            <text:p><text:span text:style-name="T2">2.3 X create photos</text:span></text:p>
            <text:p><text:span text:style-name="T3">2.4 X vs Z</text:span></text:p>
            <text:p><text:span text:style-name="T2">               X               |               Y               |               Z               |               W               </text:span></text:p>
            <text:p><text:span text:style-name="T2">-------------------------------+-------------------------------+-------------------------------+-------------------------------</text:span></text:p>
            <text:p><text:span text:style-name="T2"> I  X.000002  X,000023    6  W |                               |                               |                               </text:span></text:p>
            <text:p><text:span text:style-name="T2"> I  X.000002  X,000023    6  Y |                               | I  X.000002  X,000023    6  Y |                               </text:span></text:p>
            <text:p><text:span text:style-name="T2">                               | I  Y.000002       Y,W    4  Z |                               |                               </text:span></text:p>
            <text:p><text:span text:style-name="T2">      X    Y    Z    W</text:span></text:p>
            <text:p><text:span text:style-name="T2">X [   7,   5,   6,   4 ]</text:span></text:p>
            <text:p><text:span text:style-name="T2">Y [   5,   6,   2,   4 ]</text:span></text:p>
            <text:p><text:span text:style-name="T2">Z [   6,   5,   7,   4 ]</text:span></text:p>
            <text:p><text:span text:style-name="T2">W [    ,   4,    ,   5 ]</text:span></text:p>
            <text:p><text:span text:style-name="T2">On X-Z: Now Z know X,0023[Y], not X,W. Not synode's sychronization has been initiated.</text:span></text:p>
            <text:p><text:span text:style-name="T2"/></text:p>
            <text:p><text:span text:style-name="T2">2.5 Z vs W</text:span></text:p>
            <text:p><text:span text:style-name="T2">W#initExchange(), don't have knowledge about Z.</text:span></text:p>
            <text:p><text:span text:style-name="T2"/></text:p>
            <text:p><text:span text:style-name="T2">2.6 Y &lt;= Z</text:span></text:p>
            <text:p><text:span text:style-name="T2">               X               |               Y               |               Z               |               W               </text:span></text:p>
            <text:p><text:span text:style-name="T2">-------------------------------+-------------------------------+-------------------------------+-------------------------------</text:span></text:p>
            <text:p><text:span text:style-name="T2"> I  X.000002  X,000023    6  W |                               |                               |                               </text:span></text:p>
            <text:p><text:span text:style-name="T2"> I  X.000002  X,000023    6  Y |                               |                               |                               </text:span></text:p>
            <text:p><text:span text:style-name="T2">      X    Y    Z    W</text:span></text:p>
            <text:p><text:span text:style-name="T2">X [   7,   5,   6,   4 ]</text:span></text:p>
            <text:p><text:span text:style-name="T2">Y [   6,   8,   7,   4 ]</text:span></text:p>
            <text:p><text:span text:style-name="T2">Z [   6,   7,   8,   4 ]</text:span></text:p>
            <text:p><text:span text:style-name="T2">W [    ,   4,    ,   5 ]</text:span></text:p>
          </table:table-cell>
          <table:covered-table-cell table:number-columns-repeated="7" table:style-name="Default"/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13">
          <table:table-cell office:value-type="string" calcext:value-type="string" table:number-columns-spanned="7" table:number-rows-spanned="1">
            <text:p>Y vs Z</text:p>
            <text:p><text:span text:style-name="T1">x clean</text:span></text:p>
            <text:p><text:span text:style-name="T1">Y,W[z].n=a+3 &lt; Z.y = a+4</text:span></text:p>
            <text:p><text:span text:style-name="T1">Y,W[z].n=a+3 &lt; Z.y = a+4</text:span></text:p>
          </table:table-cell>
          <table:covered-table-cell table:number-columns-repeated="4" table:style-name="ce3"/>
          <table:covered-table-cell table:number-columns-repeated="2"/>
          <table:table-cell/>
          <table:table-cell table:style-name="ce2"/>
          <table:table-cell table:number-columns-repeated="4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0"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0/00/0000</text:date>, <text:time style:data-style-name="N2" text:time-value="14:33:06.504383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2T10:34:06.371031011</meta:creation-date>
    <dc:date>2024-06-02T15:32:08.434540701</dc:date>
    <meta:editing-duration>PT3H8M59S</meta:editing-duration>
    <meta:editing-cycles>62</meta:editing-cycles>
    <meta:generator>LibreOffice/5.1.6.2$Linux_X86_64 LibreOffice_project/10m0$Build-2</meta:generator>
    <meta:document-statistic meta:table-count="3" meta:cell-count="402" meta:object-count="0"/>
  </office:meta>
</office:document-meta>
</file>